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automatic-styles>
    <style:style style:name="P1" style:family="paragraph" style:parent-style-name="Standard">
      <style:paragraph-properties fo:text-align="center" style:justify-single-word="false"/>
      <style:text-properties officeooo:rsid="001e1af2" officeooo:paragraph-rsid="001e1af2"/>
    </style:style>
    <style:style style:name="P2" style:family="paragraph" style:parent-style-name="Standard">
      <style:paragraph-properties fo:text-align="start" style:justify-single-word="false"/>
      <style:text-properties fo:font-size="12pt" fo:font-weight="normal" officeooo:rsid="001e1af2" officeooo:paragraph-rsid="001e1af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f34d5" officeooo:paragraph-rsid="001f34d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8589" officeooo:paragraph-rsid="001f858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f8589" officeooo:paragraph-rsid="0020e3b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8589" officeooo:paragraph-rsid="0024000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240a" officeooo:paragraph-rsid="0020e3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240a" officeooo:paragraph-rsid="0022980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0e3b5" officeooo:paragraph-rsid="0020e3b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0e3b5" officeooo:paragraph-rsid="002a9b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22b60" officeooo:paragraph-rsid="00222b6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5b07" officeooo:paragraph-rsid="00225b0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29809" officeooo:paragraph-rsid="0022980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9809" officeooo:paragraph-rsid="0028f6d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b7f1" officeooo:paragraph-rsid="0022b7f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b521" officeooo:paragraph-rsid="0028b52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f6d6" officeooo:paragraph-rsid="0028f6d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bold" officeooo:rsid="001f34d5" officeooo:paragraph-rsid="001f34d5"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f8589" officeooo:paragraph-rsid="001f858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2b7f1" officeooo:paragraph-rsid="0022b7f1"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8589" officeooo:paragraph-rsid="0020e3b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b7f1" officeooo:paragraph-rsid="0022b7f1" style:font-size-asian="10.5pt" style:font-weight-asian="bold" style:font-size-complex="12pt" style:font-weight-complex="bold"/>
    </style:style>
    <style:style style:name="P23" style:family="paragraph" style:parent-style-name="Standard" style:list-style-name="WWNum1">
      <style:paragraph-properties fo:margin-left="0cm" fo:margin-right="0cm" fo:text-align="start" style:justify-single-word="false" fo:text-indent="-1.27cm" style:auto-text-indent="false">
        <style:tab-stops>
          <style:tab-stop style:position="0.388cm"/>
          <style:tab-stop style:position="1.27cm"/>
        </style:tab-stops>
      </style:paragraph-properties>
      <style:text-properties fo:font-size="9pt" fo:font-style="italic" fo:font-weight="normal" officeooo:rsid="001f34d5" officeooo:paragraph-rsid="001f34d5" style:font-size-asian="9pt" style:font-style-asian="italic" style:font-weight-asian="normal" style:font-size-complex="9pt" style:font-style-complex="italic" style:font-weight-complex="normal"/>
    </style:style>
    <style:style style:name="P24" style:family="paragraph" style:parent-style-name="Standard">
      <style:paragraph-properties fo:margin-left="1.27cm" fo:margin-right="0cm" fo:text-indent="0cm" style:auto-text-indent="false"/>
      <style:text-properties fo:font-size="9pt" fo:font-style="italic" style:font-size-asian="9pt" style:font-style-asian="italic" style:font-size-complex="9pt" style:font-style-complex="italic"/>
    </style:style>
    <style:style style:name="T1" style:family="text">
      <style:text-properties fo:font-size="20pt" style:font-size-asian="20pt" style:font-size-complex="20pt"/>
    </style:style>
    <style:style style:name="T2" style:family="text">
      <style:text-properties style:use-window-font-color="true" loext:opacity="0%" style:font-name="Times-Bold" fo:font-size="14pt" fo:font-weight="bold" style:font-size-asian="14pt" style:font-weight-asian="bold" style:font-size-complex="20pt"/>
    </style:style>
    <style:style style:name="T3" style:family="text">
      <style:text-properties style:use-window-font-color="true" loext:opacity="0%" style:font-name="Times-Bold" fo:font-size="20pt" fo:font-weight="bold" style:font-size-asian="20pt" style:font-weight-asian="bold" style:font-size-complex="20pt"/>
    </style:style>
    <style:style style:name="T4" style:family="text">
      <style:text-properties style:use-window-font-color="true" loext:opacity="0%" style:font-name="Times-Bold"/>
    </style:style>
    <style:style style:name="T5" style:family="text">
      <style:text-properties style:use-window-font-color="true" loext:opacity="0%" style:font-name="Times-Bold" officeooo:rsid="001f8589"/>
    </style:style>
    <style:style style:name="T6" style:family="text">
      <style:text-properties style:use-window-font-color="true" loext:opacity="0%" style:font-name="Times-Bold" officeooo:rsid="0020240a"/>
    </style:style>
    <style:style style:name="T7" style:family="text">
      <style:text-properties style:use-window-font-color="true" loext:opacity="0%" style:font-name="Times-Bold" officeooo:rsid="00222b60"/>
    </style:style>
    <style:style style:name="T8" style:family="text">
      <style:text-properties style:use-window-font-color="true" loext:opacity="0%" style:font-name="Times-Bold" officeooo:rsid="00225b07"/>
    </style:style>
    <style:style style:name="T9" style:family="text">
      <style:text-properties style:use-window-font-color="true" loext:opacity="0%" style:font-name="Times-Bold" officeooo:rsid="00229809"/>
    </style:style>
    <style:style style:name="T10" style:family="text">
      <style:text-properties style:use-window-font-color="true" loext:opacity="0%" style:font-name="Times-Bold" officeooo:rsid="0022b7f1"/>
    </style:style>
    <style:style style:name="T11" style:family="text">
      <style:text-properties style:use-window-font-color="true" loext:opacity="0%" style:font-name="Times-Bold" officeooo:rsid="0024000d"/>
    </style:style>
    <style:style style:name="T12" style:family="text">
      <style:text-properties style:use-window-font-color="true" loext:opacity="0%" style:font-name="Times-Bold" officeooo:rsid="00253f6d"/>
    </style:style>
    <style:style style:name="T13" style:family="text">
      <style:text-properties style:use-window-font-color="true" loext:opacity="0%" style:font-name="Times-Bold" officeooo:rsid="0026f3d7"/>
    </style:style>
    <style:style style:name="T14" style:family="text">
      <style:text-properties style:use-window-font-color="true" loext:opacity="0%" style:font-name="Times-Bold" officeooo:rsid="0028b521"/>
    </style:style>
    <style:style style:name="T15" style:family="text">
      <style:text-properties style:use-window-font-color="true" loext:opacity="0%" style:font-name="Times-Bold" officeooo:rsid="0028f6d6"/>
    </style:style>
    <style:style style:name="T16" style:family="text">
      <style:text-properties style:use-window-font-color="true" loext:opacity="0%" style:font-name="Times-Bold" officeooo:rsid="002a9b02"/>
    </style:style>
    <style:style style:name="T17" style:family="text">
      <style:text-properties style:use-window-font-color="true" loext:opacity="0%" style:font-name="Times-Bold" officeooo:rsid="002aa2de"/>
    </style:style>
    <style:style style:name="T18" style:family="text">
      <style:text-properties fo:color="#000000" loext:opacity="100%" style:font-name="Times-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text:p>
      <text:p text:style-name="P1"><text:span text:style-name="T1"/></text:p>
      <text:p text:style-name="P1"><text:span text:style-name="T1">CREER UN SITE WEB EN HTML AVEC CSS ET BOOTSTRAP</text:span></text:p>
      <text:p text:style-name="P1"><text:span text:style-name="T1"/></text:p>
      <text:p text:style-name="P1"><text:span text:style-name="T1"/></text:p>
      <text:p text:style-name="P1"><text:span text:style-name="T1"/></text:p>
      <text:p text:style-name="P1"><text:span text:style-name="T1"/></text:p>
      <text:p text:style-name="P1"><text:span text:style-name="T2">GDWFSHTMLCSSBOOTEXAIII1A</text:span></text:p>
      <text:p text:style-name="P1"><text:span text:style-name="T3"/></text:p>
      <text:p text:style-name="P1"><text:span text:style-name="T3"/></text:p>
      <text:p text:style-name="P1"><text:span text:style-name="T3"/></text:p>
      <text:p text:style-name="P2"><text:span text:style-name="T4">Prénom : Ludovic</text:span></text:p>
      <text:p text:style-name="P2"><text:span text:style-name="T4">Nom : SCHIARATURA</text:span></text:p>
      <text:p text:style-name="P2"><text:span text:style-name="T4"/></text:p>
      <text:p text:style-name="P2"><text:span text:style-name="T4">Nom du projet : Site internet artistique de présentation et vente de photographies et photographismes </text:span></text:p>
      <text:p text:style-name="P2"><text:span text:style-name="T4"/></text:p>
      <text:p text:style-name="P2"><text:span text:style-name="T4">Lien github  </text:span><text:span text:style-name="T13">du site en cours de réalisation</text:span><text:span text:style-name="T4">: </text:span><text:a xlink:type="simple" xlink:href="https://github.com/X-CYL/sabineperonczyk" text:style-name="Internet_20_link" text:visited-style-name="Visited_20_Internet_20_Link">https://github.com/X-CYL/sabineperonczyk</text:a></text:p>
      <text:p text:style-name="P2"/>
      <text:p text:style-name="P2"><text:span text:style-name="T4">Lien du site </text:span><text:span text:style-name="T13">actuel à reproduire</text:span><text:span text:style-name="T4">: </text:span><text:a xlink:type="simple" xlink:href="https://sabineperonczyk.com/fr/accueil" text:style-name="Internet_20_link" text:visited-style-name="Visited_20_Internet_20_Link"><text:span text:style-name="T13">https://sabineperonczyk.com/fr/accueil</text:span></text:a></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18"><text:soft-page-break/><text:span text:style-name="T4">Description du projet :</text:span></text:p>
      <text:p text:style-name="P3"><text:span text:style-name="T4"/></text:p>
      <text:p text:style-name="P3"><text:span text:style-name="T4"><text:tab/>La cliente à réalisé son site internet via une plateforme de conception en ligne afin de proposer le résultat de ses travaux, procédé qui s’est avérée très pratique lors de la conception de son site dans un temps relativement court et en mode « home made ». Elle s’est vite rendue compte que certains modules allaient vite devenir indispensables, et aussi chers car faisant partie des options pour enrichir le dit site.</text:span></text:p>
      <text:p text:style-name="P3"><text:span text:style-name="T4"><text:tab/>Je lui ai donc proposé de reprendre en entier la réalisation de </text:span><text:span text:style-name="T10">c</text:span><text:span text:style-name="T4">e site, en gardant les textes originaux et le style choisi par ses soins a l’origine. Se sera mon chal</text:span><text:span text:style-name="T14">l</text:span><text:span text:style-name="T4">enge de réaliser </text:span><text:span text:style-name="T10">c</text:span><text:span text:style-name="T4">e site en le reprenant de A à Z en appliquant toutes notions apprises au cours de ma formation.</text:span></text:p>
      <text:p text:style-name="P3"><text:span text:style-name="T4"/></text:p>
      <text:list xml:id="list3459122697" text:style-name="WWNum1">
        <text:list-item>
          <text:p text:style-name="P23"><text:span text:style-name="T18">Décrivez les tâches ou opérations que vous avez effectuées, et dans quelles conditions. Dans cette rubrique, le jury cherche à voir comment vous procédez : comment vous organisez votre travail, comment vous réalisez concrètement la tâche ou l’opération pas à pas.</text:span></text:p>
        </text:list-item>
      </text:list>
      <text:p text:style-name="P24"><text:span text:style-name="T18">Utiliser un langage professionnel. Employez le « je », car vous parlez en votre nom. Vous pouvez écrire au temps présent.</text:span></text:p>
      <text:p text:style-name="P3"><text:span text:style-name="T4"/></text:p>
      <text:p text:style-name="P19"><text:span text:style-name="T4">Mise en situation, méthode :</text:span></text:p>
      <text:p text:style-name="P19"><text:span text:style-name="T4"/></text:p>
      <text:p text:style-name="P15"><text:span text:style-name="T4">Demander le maximum d’information à la cliente pour la réalisation de son site. Écoute de ses attentes, souhaits, fourniture éventuelles de croquis, schémas pouvant appuyer des concepts parfois compliqués à expliquer. Un croquis ou dessin est toujours plus parlant.</text:span></text:p>
      <text:p text:style-name="P15"><text:span text:style-name="T4">Délai de réalisation, coût de réalisation, de maintenance, d’évolution.</text:span></text:p>
      <text:p text:style-name="P4"><text:span text:style-name="T4"><text:tab/></text:span></text:p>
      <text:p text:style-name="P4"><text:span text:style-name="T4"/></text:p>
      <text:p text:style-name="P20"><text:span text:style-name="T4">1 Attentes du client(e) :</text:span></text:p>
      <text:p text:style-name="P4"><text:span text:style-name="T4"><text:tab/></text:span></text:p>
      <text:p text:style-name="P9"><text:span text:style-name="T6"><text:s text:c="4"/>L</text:span><text:span text:style-name="T4">e souhait de la client</text:span><text:span text:style-name="T8">e</text:span><text:span text:style-name="T4"> est de garder la structure actuelle développée par ses soins, cette structure lui convenant assez bien pour le moment.</text:span></text:p>
      <text:p text:style-name="P9"><text:span text:style-name="T4"><text:s text:c="4"/>Il me revient donc de reprendre le développement de se site de 0 en gardant st</text:span><text:span text:style-name="T16">r</text:span><text:span text:style-name="T4">icto sensu l’aspect visuel et fonctionnel actuel.</text:span></text:p>
      <text:p text:style-name="P10"><text:span text:style-name="T4"><text:s text:c="4"/></text:span><text:span text:style-name="T16">Le site devra également être en cohérence avec le site internet sur des supports de type tablettes et / ou téléphones mobiles, ce genre de support devenant de plus en plus rép</text:span><text:span text:style-name="T17">a</text:span><text:span text:style-name="T16">ndus .</text:span></text:p>
      <text:p text:style-name="P9"><text:span text:style-name="T4"><text:s text:c="4"/>La cliente souhaite également ajouter à ce travail la possibilité de développer un espace de vente en ligne qu’elle puisse gérer de façon autonome, en ayant la possibilité </text:span><text:span text:style-name="T7">d’y ajouter les œuvres de son choix au tarifs qu’elle aura déterminé. </text:span><text:span text:style-name="T8">La certification des œuvres vendues est également importante, s’agissant de pièces uniques.</text:span></text:p>
      <text:p text:style-name="P12"><text:span text:style-name="T4"><text:s text:c="4"/>La sécurité des échanges monétaires lors des achats en ligne devra être à toute épreuve.</text:span></text:p>
      <text:p text:style-name="P12"><text:span text:style-name="T4"><text:s text:c="4"/>Il est souhaitable également de pouvoir gérer une base de données clients comprenant :</text:span></text:p>
      <text:p text:style-name="P12"><text:span text:style-name="T4">Nom Prénom, adresse mail et physique pour les envois de matériel, un N° de téléphone, et une autorisation de mailing de promotions à venir et/ou nouveautés (case à cocher oui, non) et peut-être d’autres éléments après réflexion.</text:span></text:p>
      <text:p text:style-name="P16"><text:span text:style-name="T4">Avoir un formulaire d’ avis visiteurs de type livre d’or</text:span></text:p>
      <text:p text:style-name="P16"><text:span text:style-name="T4">Avoir un formulaire d’inscription comprenant adresse mail valide et mot de passe</text:span></text:p>
      <text:p text:style-name="P17"><text:span text:style-name="T4">Un second formulaire ayant pour fonction de récolter les infos de <text:s/>type :</text:span></text:p>
      <text:p text:style-name="P17"><text:span text:style-name="T4">-adresse physique pour l’envoi des œuvres</text:span></text:p>
      <text:p text:style-name="P17"><text:span text:style-name="T4">-N° de téléphone </text:span></text:p>
      <text:p text:style-name="P17"><text:span text:style-name="T4">-autorisation de mailing adresse physique ou mail pour offres promo etc.</text:span></text:p>
      <text:p text:style-name="P17"><text:span text:style-name="T4">venants compléter dans la base de données les informations déjà demandées lors de l’inscription</text:span></text:p>
      <text:p text:style-name="P9"><text:span text:style-name="T4"/></text:p>
      <text:p text:style-name="P22"><text:span text:style-name="T7">2 </text:span><text:span text:style-name="T4">Analyse développeur :</text:span></text:p>
      <text:p text:style-name="P21"><text:span text:style-name="T9"/></text:p>
      <text:p text:style-name="P12"><text:span text:style-name="T7">A</text:span><text:span text:style-name="T4">ller sur le site existant et analyser visuellement le comportement des pages afin de le reproduire à l’identique</text:span></text:p>
      <text:p text:style-name="P5"><text:soft-page-break/><text:span text:style-name="T4">Identifier le header et les éléments qui le composent.</text:span></text:p>
      <text:p text:style-name="P5"><text:span text:style-name="T4">Identifier la navbar et l’analyser afin d’identifier son comportement lors de l’interaction avec la souris.</text:span></text:p>
      <text:p text:style-name="P7"><text:span text:style-name="T4">Identifier le footer</text:span></text:p>
      <text:p text:style-name="P5"><text:span text:style-name="T6">Référencer </text:span><text:span text:style-name="T4"><text:s/>le nombre de pages existantes </text:span><text:span text:style-name="T6">et leurs imbrications afin de faire le schéma de l’arborescence à réaliser </text:span><text:span text:style-name="T15">pour pouvoir</text:span><text:span text:style-name="T6"> ainsi « ranger » les différents élément à la bonne place dans un souci de clarté</text:span><text:span text:style-name="T8"> structurelle</text:span><text:span text:style-name="T6">.</text:span></text:p>
      <text:p text:style-name="P8"><text:span text:style-name="T4">Bien comprendre et intégrer la charte graphique et colorimétrique imposée </text:span><text:span text:style-name="T8">(picking des couleurs existantes)</text:span><text:span text:style-name="T4">.</text:span></text:p>
      <text:p text:style-name="P11"><text:span text:style-name="T4">Développer un espace de vente en ligne</text:span></text:p>
      <text:p text:style-name="P11"><text:span text:style-name="T4"><text:tab/>-</text:span><text:span text:style-name="T8">cet espace devra être géré avec une sécurité maximum</text:span></text:p>
      <text:p text:style-name="P11"><text:span text:style-name="T4">Créer un espace d’administration gérable par la cliente.</text:span></text:p>
      <text:p text:style-name="P11"><text:span text:style-name="T4"><text:tab/>-Pouvoir ajouter ou supprimer de œuvres de la présentation ou de son espace de vente</text:span></text:p>
      <text:p text:style-name="P11"><text:span text:style-name="T4"><text:tab/>-Pouvoir gérer les prix de ses œuvres à sa discrétion.</text:span></text:p>
      <text:p text:style-name="P11"><text:span text:style-name="T4"><text:tab/>-Gestion de bons de réduction</text:span></text:p>
      <text:p text:style-name="P11"><text:span text:style-name="T4"><text:tab/>-Edition de certificat d’authenticité d’accompagnement des œuvres.</text:span></text:p>
      <text:p text:style-name="P11"><text:span text:style-name="T4"><text:tab/><text:tab/>*</text:span><text:span text:style-name="T9">Créer une fiche A4 formalisée, imprimable, reprenant une miniature de l’oeuvre vendue, son nom, le nom et prénom de l’acheteur, le Numéro et un espace pour la signature de l’artiste.</text:span></text:p>
      <text:p text:style-name="P14"><text:span text:style-name="T4">Créer un formulaire d’inscription </text:span><text:span text:style-name="T15">simple avec mail et MDP</text:span></text:p>
      <text:p text:style-name="P14"><text:span text:style-name="T15">créer un formulaire venant compléter la base déjà commencée ci-dessus en y ajoutant l’adresse physique et un N° de tel ainsi qu’une checkbox pour l’acceptation des envois de mailing promotionnels.</text:span></text:p>
      <text:p text:style-name="P13"><text:span text:style-name="T4">Créer un formulaire d’avis visiteurs inscrits ou non </text:span><text:span text:style-name="T15">de type « livre d’or » accessible à tous</text:span><text:span text:style-name="T4">.</text:span></text:p>
      <text:p text:style-name="P13"><text:span text:style-name="T4"/></text:p>
      <text:p text:style-name="P13"><text:span text:style-name="T4">PS : </text:span><text:span text:style-name="T5">Par souci de ne pas être « parasité » par le site original, je me suis interdit d ‘aller explorer le code source généré lorsque mon épouse l’a créé sur la plateforme en ligne. Le but étant ici de reproduire le site de façon indépendante, </text:span><text:span text:style-name="T4">avec mes connaissances, au fur et à mesure de mon apprentissage.</text:span></text:p>
      <text:p text:style-name="P5"><text:span text:style-name="T6"/></text:p>
      <text:p text:style-name="P9"><text:span text:style-name="T4"/></text:p>
      <text:p text:style-name="P19"><text:span text:style-name="T4">3 </text:span><text:span text:style-name="T10">Méthodologie :</text:span></text:p>
      <text:p text:style-name="P4"><text:span text:style-name="T4"/></text:p>
      <text:p text:style-name="P4"><text:span text:style-name="T4"><text:s text:c="4"/>J’ai donc ouvert un nouveau dossier dans l’arborescence locale de mon ordinateur et ai ouvert ce dossier dans VS code afin de pouvoir commencer les étapes du développement :</text:span></text:p>
      <text:p text:style-name="P4"><text:span text:style-name="T4"/></text:p>
      <text:p text:style-name="P6"><text:span text:style-name="T10"><text:s text:c="4"/>J’ai également lié ce dossier </text:span><text:span text:style-name="T11">en utilisant l’outil de versionnage</text:span><text:span text:style-name="T10"> « Git » afin de pouvoir y développer mes concepts dans des branches séparées n’affectant pas l</text:span><text:span text:style-name="T15">e fonctionnement de tout le code préalablement développé, </text:span><text:span text:style-name="T11">et qui se trouve sut la branche principale de « Git »</text:span><text:span text:style-name="T10">. </text:span></text:p>
      <text:p text:style-name="P6"><text:span text:style-name="T10"><text:s text:c="4"/>Le but étant de faire des « commit » réguliers au fur et à mesure de la validation fonctionnelle des concepts développés. </text:span></text:p>
      <text:p text:style-name="P6"><text:span text:style-name="T10"><text:s text:c="4"/>Une fois </text:span><text:span text:style-name="T11">que </text:span><text:span text:style-name="T10">la partie choisie développée dans </text:span><text:span text:style-name="T11">la</text:span><text:span text:style-name="T10"> branche </text:span><text:span text:style-name="T11">secondaire </text:span><text:span text:style-name="T10">fonctionne sans bugs ou corrigée, <text:s/></text:span><text:span text:style-name="T11">je vais pouvoir la fusionner avec la branche principale et ainsi « faire avancer » le développement propre et fonctionnel de la banche principale.</text:span></text:p>
      <text:p text:style-name="P6"><text:span text:style-name="T11"/></text:p>
      <text:p text:style-name="P6"><text:span text:style-name="T11"><text:s text:c="4"/>Je vais également lier mon « Git » local avec la version en ligne « Github » et faire des « push » </text:span><text:span text:style-name="T12">réguliers </text:span><text:span text:style-name="T11">de mise a jour en </text:span><text:span text:style-name="T12">ligne</text:span><text:span text:style-name="T11">, ceci afin de : </text:span></text:p>
      <text:p text:style-name="P6"><text:span text:style-name="T11">-Pouvoir récupérer mon projet en cas de plantage de ma machine locale. Il suffira dans ce cas de faire un « pull » de la version en ligne pour la repositionner sur un autre poste en local.</text:span></text:p>
      <text:p text:style-name="P6"><text:span text:style-name="T11">-Avoir la possibilité de partager avec mes pairs </text:span><text:span text:style-name="T12">a</text:span><text:span text:style-name="T11">fin d’analyser d’ un problème dont je n’aurais pas trouvé la solution et </text:span><text:span text:style-name="T12">me permettre</text:span><text:span text:style-name="T11"> ainsi </text:span><text:span text:style-name="T12">d’avoir </text:span><text:span text:style-name="T11">un peu d’aide.</text:span></text:p>
      <text:p text:style-name="P6"><text:soft-page-break/><text:span text:style-name="T11">-Fournir un lien web </text:span><text:span text:style-name="T12">au client</text:span><text:span text:style-name="T11"> pointant sur son projet pour qu’il puisse constater </text:span><text:span text:style-name="T12">son </text:span><text:span text:style-name="T11">avancement </text:span><text:span text:style-name="T15">au fur et à mesure du développement </text:span><text:span text:style-name="T11">et de pouvoir </text:span><text:span text:style-name="T15">ainsi </text:span><text:span text:style-name="T11">m’informer suffisamment tôt </text:span><text:span text:style-name="T12">des corrections ou des améliorations à apporter. </text:span></text:p>
      <text:p text:style-name="P6"><text:span text:style-name="T12"/></text:p>
      <text:p text:style-name="P6"><text:span text:style-name="T12"><text:s text:c="4"/></text:span><text:span text:style-name="T17">Le but premier est de faire une trame de type « ??? » pour avoir une bonne idée des imbrications des pages les unes avec les autres.</text:span></text:p>
      <text:p text:style-name="P6"><text:span text:style-name="T17"><text:s text:c="4"/>J’ai utilisé pour ce faire l’appli « gloomaps » qui m’a permis de me faire une idée de la structure du futur site à mettre en pla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Bold" svg:font-family="Times-Bold" style:font-family-generic="roman" style:font-pitch="variable"/>
    <style:font-face style:name="Times-Roman" svg:font-family="Times-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05T16:17:02.330821212</meta:creation-date>
    <dc:date>2022-05-04T21:17:54.495965400</dc:date>
    <meta:editing-duration>PT5H53M37S</meta:editing-duration>
    <meta:editing-cycles>6</meta:editing-cycles>
    <meta:generator>LibreOffice/7.2.1.2$MacOSX_X86_64 LibreOffice_project/87b77fad49947c1441b67c559c339af8f3517e22</meta:generator>
    <meta:document-statistic meta:table-count="0" meta:image-count="0" meta:object-count="0" meta:page-count="4" meta:paragraph-count="62" meta:word-count="1199" meta:character-count="7242" meta:non-whitespace-character-count="6031"/>
  </office:meta>
</office:document-meta>
</file>